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Roboto" svg:font-family="Roboto, sans-serif"/>
    <style:font-face style:name="monospace" svg:font-family="monospace, monospac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style:text-underline-style="none" officeooo:rsid="000038e7" style:font-size-asian="10.5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ize="16pt" fo:font-style="normal" style:text-underline-style="solid" style:text-underline-width="auto" style:text-underline-color="font-color" fo:font-weight="bold" officeooo:rsid="000038e7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0038e7" style:font-size-asian="12pt" style:font-size-complex="12pt"/>
    </style:style>
    <style:style style:name="P4" style:family="paragraph" style:parent-style-name="Text_20_body">
      <style:paragraph-properties fo:margin-left="0cm" fo:margin-right="0cm" fo:margin-top="0cm" fo:margin-bottom="0cm" style:contextual-spacing="false" fo:line-height="150%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P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P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Liberation Serif" fo:font-size="12pt" fo:letter-spacing="normal" fo:font-style="normal" fo:font-weight="normal" officeooo:rsid="000665be" officeooo:paragraph-rsid="000665be" style:font-size-asian="12pt" style:font-size-complex="12pt"/>
    </style:style>
    <style:style style:name="P7" style:family="paragraph" style:parent-style-name="Text_20_body">
      <style:paragraph-properties fo:margin-left="0cm" fo:margin-right="0cm" fo:margin-top="0cm" fo:margin-bottom="0cm" style:contextual-spacing="false" fo:line-height="150%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fo:background-color="transparent" style:font-size-asian="12pt" style:font-size-complex="12pt"/>
    </style:style>
    <style:style style:name="P8" style:family="paragraph" style:parent-style-name="Text_20_body">
      <style:paragraph-properties fo:text-align="center" style:justify-single-word="false"/>
      <style:text-properties fo:font-variant="normal" fo:text-transform="none" fo:color="#000000" loext:opacity="100%" style:font-name="Liberation Serif" fo:font-size="14pt" fo:letter-spacing="normal" fo:font-style="normal" style:text-underline-style="solid" style:text-underline-width="auto" style:text-underline-color="font-color" fo:font-weight="normal" officeooo:rsid="000038e7" style:font-size-asian="14pt" style:font-size-complex="14pt"/>
    </style:style>
    <style:style style:name="P9" style:family="paragraph" style:parent-style-name="Quotations">
      <style:paragraph-properties fo:text-align="start" style:justify-single-word="false"/>
      <style:text-properties fo:color="#000000" loext:opacity="100%" style:font-name="Liberation Serif" fo:font-size="12pt" fo:letter-spacing="normal" fo:font-style="italic" style:text-underline-style="none" fo:font-weight="normal" officeooo:rsid="000038e7" style:font-size-asian="12pt" style:font-size-complex="12pt"/>
    </style:style>
    <style:style style:name="P10" style:family="paragraph" style:parent-style-name="Quotations">
      <style:paragraph-properties fo:margin-left="1cm" fo:margin-right="1cm" fo:margin-top="0cm" fo:margin-bottom="0cm" style:contextual-spacing="false" fo:line-height="150%" fo:orphans="2" fo:widows="2" fo:text-indent="0cm" style:auto-text-indent="false" fo:padding-left="0.508cm" fo:padding-right="0cm" fo:padding-top="0cm" fo:padding-bottom="0cm" fo:border-left="2.41pt solid #98ca3f" fo:border-right="none" fo:border-top="none" fo:border-bottom="none"/>
      <style:text-properties fo:color="#000000" loext:opacity="100%" style:font-name="Liberation Serif" fo:font-size="12pt" fo:letter-spacing="normal" fo:font-style="italic" fo:font-weight="normal" style:font-size-asian="12pt" style:font-size-complex="12pt"/>
    </style:style>
    <style:style style:name="P11" style:family="paragraph" style:parent-style-name="Quotations">
      <style:paragraph-properties fo:text-align="start" style:justify-single-word="false"/>
      <style:text-properties fo:color="#000000" loext:opacity="100%" style:font-name="Liberation Serif" fo:font-size="12pt" fo:letter-spacing="normal" fo:font-style="normal" style:text-underline-style="solid" style:text-underline-width="auto" style:text-underline-color="font-color" fo:font-weight="bold" officeooo:rsid="0008a314" officeooo:paragraph-rsid="0008a314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officeooo:rsid="000038e7" style:font-size-asian="12pt" style:font-size-complex="12pt"/>
    </style:style>
    <style:style style:name="P13" style:family="paragraph" style:parent-style-name="Heading_20_4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fo:padding="0cm" fo:border="none"/>
      <style:text-properties fo:color="#000000" loext:opacity="100%" style:font-name="Liberation Serif" fo:font-size="12pt" style:text-underline-style="none" officeooo:rsid="0008a314" style:font-size-asian="12pt" style:font-size-complex="12pt"/>
    </style:style>
    <style:style style:name="P14" style:family="paragraph" style:parent-style-name="Text_20_body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fo:padding="0cm" fo:border="none"/>
      <style:text-properties fo:color="#000000" loext:opacity="100%" style:font-name="Liberation Serif" fo:font-size="12pt" style:text-underline-style="none" officeooo:rsid="0008a314" fo:background-color="transparent" style:font-size-asian="12pt" style:font-size-complex="12pt"/>
    </style:style>
    <style:style style:name="P15" style:family="paragraph" style:parent-style-name="Text_20_body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fo:padding="0cm" fo:border="none"/>
      <style:text-properties fo:color="#000000" loext:opacity="100%" style:font-name="Liberation Serif" fo:font-size="12pt" style:text-underline-style="solid" style:text-underline-width="auto" style:text-underline-color="font-color" officeooo:rsid="0008a314" fo:background-color="transparent" style:font-size-asian="12pt" style:font-size-complex="12pt"/>
    </style:style>
    <style:style style:name="P16" style:family="paragraph" style:parent-style-name="Text_20_body">
      <style:paragraph-properties fo:margin-left="0cm" fo:margin-right="0cm" fo:margin-top="0cm" fo:margin-bottom="0cm" style:contextual-spacing="false" fo:line-height="150%" fo:orphans="2" fo:widows="2" fo:text-indent="0cm" style:auto-text-indent="false"/>
    </style:style>
    <style:style style:name="P17" style:family="paragraph" style:parent-style-name="Heading_20_4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8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9" style:family="paragraph" style:parent-style-name="Text_20_body" style:list-style-name="L1">
      <style:paragraph-properties fo:margin-left="0cm" fo:margin-right="0cm" fo:margin-top="0cm" fo:margin-bottom="0cm" style:contextual-spacing="false" fo:line-height="150%" fo:orphans="2" fo:widows="2" fo:text-indent="0cm" style:auto-text-indent="false" fo:padding="0cm" fo:border="none"/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P20" style:family="paragraph" style:parent-style-name="Text_20_body" style:list-style-name="L12">
      <style:paragraph-properties fo:margin-left="0cm" fo:margin-right="0cm" fo:margin-top="0cm" fo:margin-bottom="0cm" style:contextual-spacing="false" fo:line-height="150%" fo:orphans="2" fo:widows="2" fo:text-indent="0cm" style:auto-text-indent="false" fo:padding="0cm" fo:border="none"/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P21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P22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P23" style:family="paragraph" style:parent-style-name="Text_20_body" style:list-style-name="L4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P24" style:family="paragraph" style:parent-style-name="Text_20_body" style:list-style-name="L5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P25" style:family="paragraph" style:parent-style-name="Text_20_body" style:list-style-name="L6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P26" style:family="paragraph" style:parent-style-name="Text_20_body" style:list-style-name="L9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P27" style:family="paragraph" style:parent-style-name="Text_20_body" style:list-style-name="L10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Liberation Serif" fo:font-size="12pt" fo:letter-spacing="normal" fo:font-style="normal" fo:font-weight="normal" fo:background-color="transparent" style:font-size-asian="12pt" style:font-size-complex="12pt"/>
    </style:style>
    <style:style style:name="P28" style:family="paragraph" style:parent-style-name="Text_20_body" style:list-style-name="L1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Liberation Serif" fo:font-size="12pt" fo:letter-spacing="normal" fo:font-style="normal" fo:font-weight="normal" fo:background-color="transparent" style:font-size-asian="12pt" style:font-size-complex="12pt"/>
    </style:style>
    <style:style style:name="P29" style:family="paragraph" style:parent-style-name="Text_20_body" style:list-style-name="L7">
      <style:paragraph-properties fo:margin-left="0cm" fo:margin-right="0cm" fo:margin-top="0cm" fo:margin-bottom="0cm" style:contextual-spacing="false" fo:line-height="150%" fo:orphans="2" fo:widows="2" fo:text-indent="0cm" style:auto-text-indent="false" fo:padding="0cm" fo:border="none"/>
    </style:style>
    <style:style style:name="P30" style:family="paragraph" style:parent-style-name="Text_20_body" style:list-style-name="L8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fo:color="#000000" loext:opacity="100%" style:font-name="Liberation Serif" fo:font-size="12pt" fo:letter-spacing="normal" fo:font-style="normal" fo:font-weight="bold" style:font-size-asian="12pt" style:font-size-complex="12pt"/>
    </style:style>
    <style:style style:name="T3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81f81" style:font-size-asian="12pt" style:font-size-complex="12pt"/>
    </style:style>
    <style:style style:name="T5" style:family="text">
      <style:text-properties fo:font-variant="normal" fo:text-transform="none" fo:color="#000000" loext:opacity="100%" style:font-name="Liberation Serif" fo:font-size="12pt" fo:letter-spacing="normal" fo:font-style="normal" fo:font-weight="normal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00a909e" fo:background-color="transparent" loext:char-shading-value="0" style:font-size-asian="12pt" style:font-size-complex="12pt" loext:padding="0cm" loext:border="none"/>
    </style:style>
    <style:style style:name="T7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fo:background-color="transparent" loext:char-shading-value="0" style:font-size-asian="12pt" style:font-size-complex="12pt" loext:padding="0cm" loext:border="none"/>
    </style:style>
    <style:style style:name="T8" style:family="text">
      <style:text-properties fo:font-variant="normal" fo:text-transform="none" fo:font-weight="bold" style:font-weight-asian="bold" style:font-weight-complex="bold"/>
    </style:style>
    <style:style style:name="T9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fo:font-weight="normal" officeooo:rsid="000a909e" fo:background-color="transparent" loext:char-shading-value="0" loext:padding="0cm" loext:border="none"/>
    </style:style>
    <style:style style:name="T10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fo:font-weight="normal" fo:background-color="transparent" loext:char-shading-value="0" loext:padding="0cm" loext:border="none"/>
    </style:style>
    <style:style style:name="T11" style:family="text">
      <style:text-properties fo:font-variant="normal" fo:text-transform="none" fo:letter-spacing="normal" fo:font-style="normal" fo:font-weight="bold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none"/>
    </style:style>
    <style:style style:name="T14" style:family="text">
      <style:text-properties fo:font-style="italic"/>
    </style:style>
    <style:style style:name="T15" style:family="text">
      <style:text-properties fo:font-style="italic" officeooo:rsid="00081f81"/>
    </style:style>
    <style:style style:name="T16" style:family="text">
      <style:text-properties officeooo:rsid="0008a314"/>
    </style:style>
    <style:style style:name="T17" style:family="text">
      <style:text-properties officeooo:rsid="000bbdc5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urso de css grid layout</text:p>
      <text:p text:style-name="P1"/>
      <text:p text:style-name="P3">¿Como comenzar con CSS Grid?</text:p>
      <text:p text:style-name="P4">La mejor manera para poder entender bien CSS grid es tener claros los conceptos básicos tales como:</text:p>
      <text:list xml:id="list2031733256" text:style-name="L1">
        <text:list-item>
          <text:p text:style-name="P19">Contenedor: Es quien almacenara nuestros elementos</text:p>
        </text:list-item>
        <text:list-item>
          <text:p text:style-name="P19">Elementos: Estos ya los conocemos, pueden ser etiquetas de links, imágenes, o el que necesitemos. Podremos trabajar con ellos a través de sus propiedades al convertirse en grid item.</text:p>
        </text:list-item>
      </text:list>
      <text:p text:style-name="P4">Otros conceptos a tener en cuenta son:</text:p>
      <text:list xml:id="list612089057" text:style-name="L2">
        <text:list-item>
          <text:p text:style-name="P21">líneas: dividen nuestras filas y columnas</text:p>
        </text:list-item>
        <text:list-item>
          <text:p text:style-name="P21">Celda: La mínima unidad que se puede tener dentro de una grilla y ocupa una fila y columna.</text:p>
        </text:list-item>
        <text:list-item>
          <text:p text:style-name="P21">Track: Grupo de celdas que solo puede estar en una fila o en una misma columna</text:p>
        </text:list-item>
        <text:list-item>
          <text:p text:style-name="P21">Área: A diferencia de track, el área puede ocupar varias filas y varias columnas.</text:p>
        </text:list-item>
      </text:list>
      <text:p text:style-name="P4">Recordemos que al trabajar en con CSS Grid nos referimos en inglés a líneas y columnas:</text:p>
      <text:list xml:id="list699367563" text:style-name="L3">
        <text:list-item>
          <text:p text:style-name="P22">Línea / row</text:p>
        </text:list-item>
        <text:list-item>
          <text:p text:style-name="P22">Columna / column</text:p>
        </text:list-item>
      </text:list>
      <text:p text:style-name="P8">Propiedades del Contenedor:</text:p>
      <text:p text:style-name="P16"><text:span text:style-name="Strong_20_Emphasis"><text:span text:style-name="T2">Display Grid:</text:span></text:span><text:span text:style-name="T3"> Para decirle al contenedor que vamos a utilizar estilos de grid<text:line-break/></text:span><text:span text:style-name="Strong_20_Emphasis"><text:span text:style-name="T2">Grid-template:</text:span></text:span><text:span text:style-name="T3"> define cuantas y de que tamaño son las columnas o las filas<text:line-break/></text:span><text:span text:style-name="Strong_20_Emphasis"><text:span text:style-name="T2">Gaps:</text:span></text:span><text:span text:style-name="T3"> define el espacio entre cada celda se puede aplicar también solo ara filas o columnas.<text:line-break/></text:span><text:span text:style-name="Strong_20_Emphasis"><text:span text:style-name="T2">Grid-Auto:</text:span></text:span><text:span text:style-name="T3"> aplica el cambio tanto para filas como columnas.</text:span></text:p>
      <text:p text:style-name="P4"/>
      <text:p text:style-name="P9">Propiedades para la alineación de los items (elementos):</text:p>
      <text:list xml:id="list3102779500" text:style-name="L4">
        <text:list-item>
          <text:p text:style-name="P23">Justify-items <text:s text:c="3"/>/ <text:s text:c="2"/>Align-items <text:s text:c="5"/>/ <text:s text:c="3"/>Place-items</text:p>
        </text:list-item>
      </text:list>
      <text:p text:style-name="P10">Propiedades para la alineación del container(El Contenedor):</text:p>
      <text:list xml:id="list3293063081" text:style-name="L5">
        <text:list-item>
          <text:p text:style-name="P24">Justify-content <text:s text:c="2"/>/ <text:s text:c="2"/>Align-content <text:s text:c="3"/>/ <text:s text:c="3"/>Place-content</text:p>
        </text:list-item>
      </text:list>
      <text:p text:style-name="P10">Propiedades para la alineación de un solo item individual</text:p>
      <text:list xml:id="list2087088152" text:style-name="L6">
        <text:list-item>
          <text:p text:style-name="P25">Justify-self <text:s text:c="4"/>/ <text:s text:c="4"/>Align-self <text:s text:c="5"/>/ <text:s text:c="6"/>Place-self</text:p>
        </text:list-item>
      </text:list>
      <text:p text:style-name="P5"/>
      <text:p text:style-name="P6"><text:span text:style-name="T13">Justify:de</text:span> manera horizontal.</text:p>
      <text:p text:style-name="P6"><text:span text:style-name="T12">Align:</text:span> de manera vertical.</text:p>
      <text:p text:style-name="P6"><text:span text:style-name="T12">Place:</text:span> ambas al mismo tiempo.</text:p>
      <text:p text:style-name="P12"/>
      <text:p text:style-name="P12"/>
      <text:p text:style-name="P9">Propieades de ubicación (para las columnas)(columns)</text:p>
      <text:list xml:id="list1475509289" text:style-name="L7">
        <text:list-item>
          <text:p text:style-name="P29"><text:span text:style-name="T3">Grid-column-start <text:s text:c="3"/>/ <text:s text:c="3"/>Grid-column-end <text:s text:c="3"/>/ <text:s text:c="2"/>simplifica las de start y end <text:s/></text:span><text:span text:style-name="T4">=&gt; </text:span><text:span text:style-name="Strong_20_Emphasis"><text:span text:style-name="T2">Grid-column</text:span></text:span></text:p>
        </text:list-item>
      </text:list>
      <text:p text:style-name="P10">Propieades de ubicación (para las filas (rows))</text:p>
      <text:list xml:id="list3222175997" text:style-name="L8">
        <text:list-item>
          <text:p text:style-name="P30"><text:span text:style-name="T1">Grid-row-start <text:s text:c="2"/>/ <text:s text:c="2"/>Grid-row-end <text:s text:c="2"/>/ <text:s/></text:span><text:span text:style-name="T14">Simplifica las el grid-start y end <text:s/></text:span><text:span text:style-name="T15">=&gt; <text:s text:c="3"/></text:span><text:span text:style-name="T8">Grid-row</text:span></text:p>
        </text:list-item>
      </text:list>
      <text:p text:style-name="P10"><text:soft-page-break/>Definimos las 4 ubicaciones donde comienza y terminan las filas y columnas</text:p>
      <text:p text:style-name="P4">Inicia en la row 2 y column 2 | termina en la 4 y 4</text:p>
      <text:list xml:id="list3100422301" text:style-name="L9">
        <text:list-item>
          <text:p text:style-name="P26">Grid-area: 2 /2 / 4 / 4; <text:span text:style-name="T16">(fila comienza / columna comienza / fila termina / columna termina)</text:span></text:p>
          <text:p text:style-name="P26"/>
        </text:list-item>
      </text:list>
      <text:p text:style-name="P11">Funciones especiales</text:p>
      <text:h text:style-name="P13" text:outline-level="4"><text:span text:style-name="Source_20_Text"><text:span text:style-name="T9"># </text:span></text:span><text:span text:style-name="Source_20_Text"><text:span text:style-name="T10">minmax</text:span></text:span></text:h>
      <text:p text:style-name="P7">Nos ayuda a determinar el tamaño maximo para el tamaño de una celda</text:p>
      <text:list xml:id="list4124432246" text:style-name="L10">
        <text:list-item>
          <text:p text:style-name="P27">La funcion recibe el tamaño minimo y el tamaño maximo de las filas o columnas</text:p>
        </text:list-item>
      </text:list>
      <text:p text:style-name="P18"><text:span text:style-name="Source_20_Text"><text:span text:style-name="T5">grid-template-rows: minmax(30px, 100px);</text:span></text:span></text:p>
      <text:p text:style-name="P18"><text:span text:style-name="Source_20_Text"><text:span text:style-name="T5"/></text:span></text:p>
      <text:h text:style-name="P17" text:outline-level="4"><text:span text:style-name="Source_20_Text"><text:span text:style-name="T6"># </text:span></text:span><text:span text:style-name="Source_20_Text"><text:span text:style-name="T7">repeat</text:span></text:span></text:h>
      <text:p text:style-name="P7">Nos permite definir el tamaño de las columnas si tener que escribirlo por el numero de columnas de nuestra grilla,</text:p>
      <text:list xml:id="list3262044309" text:style-name="L11">
        <text:list-item>
          <text:p text:style-name="P28">La funcion recibe, el numero de columnas o filas y su tamaño</text:p>
        </text:list-item>
      </text:list>
      <text:p text:style-name="P18"><text:span text:style-name="Source_20_Text"><text:span text:style-name="T5">grid-template-columns: repeat(3, 100px);</text:span></text:span></text:p>
      <text:p text:style-name="P14"/>
      <text:p text:style-name="P14"><text:span text:style-name="Strong_20_Emphasis"><text:span text:style-name="T11">KEYWORDS ESPECIALES</text:span></text:span></text:p>
      <text:list xml:id="list3067074793" text:style-name="L12">
        <text:list-item>
          <text:p text:style-name="P20">fr <text:span text:style-name="T17">(fraccion)</text:span>: Es una unidad de medida especial de css grid para darle ancho o alto a filas y columnas 1fr representa una fraccion del total de columnas o filas.</text:p>
        </text:list-item>
        <text:list-item>
          <text:p text:style-name="P20">min-content : Ajusta el ancho de la celda lo mínimo posible sin romper su contenido.</text:p>
        </text:list-item>
        <text:list-item>
          <text:p text:style-name="P20">max-content : Ajusta el ancho de la celda lo máximo posible para mostrar su contenido.</text:p>
        </text:list-item>
        <text:list-item>
          <text:p text:style-name="P20">auto-fill : Agrega columnas “fantasma” que rellenan el espacio sobrante del contenedor.</text:p>
        </text:list-item>
        <text:list-item>
          <text:p text:style-name="P20">auto-fit : Ensancha las columnas para que ocupen todo el espacio del contenedor.</text:p>
        </text:list-item>
      </text:list>
      <text:p text:style-name="P16"><text:span text:style-name="Strong_20_Emphasis"><text:span text:style-name="T2">auto-fill y auto-fit</text:span></text:span><text:span text:style-name="T3"> ayudan a la grilla a ocupar el 100% del espacio disponible.</text:span></text:p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Roboto" svg:font-family="Roboto, sans-serif"/>
    <style:font-face style:name="monospace" svg:font-family="monospace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2T22:27:04.845000000</meta:creation-date>
    <dc:date>2021-11-30T14:11:56.790000000</dc:date>
    <meta:editing-duration>PT2H19M41S</meta:editing-duration>
    <meta:editing-cycles>9</meta:editing-cycles>
    <meta:generator>LibreOffice/7.2.2.2$Windows_X86_64 LibreOffice_project/02b2acce88a210515b4a5bb2e46cbfb63fe97d56</meta:generator>
    <meta:document-statistic meta:table-count="0" meta:image-count="0" meta:object-count="0" meta:page-count="2" meta:paragraph-count="48" meta:word-count="527" meta:character-count="3135" meta:non-whitespace-character-count="2612"/>
  </office:meta>
</office:document-meta>
</file>